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Ubuntu1" svg:font-family="Ubuntu" style:font-adornments="Gras" style:font-pitch="variable"/>
    <style:font-face style:name="Ubuntu" svg:font-family="Ubuntu"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officeooo:paragraph-rsid="001c435c"/>
    </style:style>
    <style:style style:name="P2" style:family="paragraph" style:parent-style-name="Standard_20_note">
      <style:text-properties officeooo:paragraph-rsid="001f7e3d"/>
    </style:style>
    <style:style style:name="P3" style:family="paragraph" style:parent-style-name="Standard_20_note">
      <style:text-properties fo:font-style="italic" officeooo:paragraph-rsid="001f7e3d" style:font-style-asian="italic" style:font-style-complex="italic"/>
    </style:style>
    <style:style style:name="P4" style:family="paragraph" style:parent-style-name="Standard_20_note">
      <style:text-properties fo:font-style="italic" officeooo:paragraph-rsid="0022e615" style:font-style-asian="italic" style:font-style-complex="italic"/>
    </style:style>
    <style:style style:name="P5" style:family="paragraph" style:parent-style-name="Standard_20_note">
      <style:text-properties fo:font-style="italic" officeooo:paragraph-rsid="00237c0e" style:font-style-asian="italic" style:font-style-complex="italic"/>
    </style:style>
    <style:style style:name="T1" style:family="text">
      <style:text-properties officeooo:rsid="001c435c"/>
    </style:style>
    <style:style style:name="T2" style:family="text">
      <style:text-properties officeooo:rsid="001dcfcf"/>
    </style:style>
    <style:style style:name="T3" style:family="text">
      <style:text-properties officeooo:rsid="001f7e3d"/>
    </style:style>
    <style:style style:name="T4" style:family="text">
      <style:text-properties fo:font-style="normal" officeooo:rsid="001f7e3d" style:font-style-asian="normal" style:font-style-complex="normal"/>
    </style:style>
    <style:style style:name="T5" style:family="text">
      <style:text-properties fo:font-style="normal" officeooo:rsid="0022e615" style:font-style-asian="normal" style:font-style-complex="normal"/>
    </style:style>
    <style:style style:name="T6" style:family="text">
      <style:text-properties fo:font-style="normal" officeooo:rsid="00237c0e" style:font-style-asian="normal" style:font-style-complex="normal"/>
    </style:style>
    <style:style style:name="T7" style:family="text">
      <style:text-properties officeooo:rsid="00215f15"/>
    </style:style>
    <style:style style:name="T8" style:family="text">
      <style:text-properties officeooo:rsid="0022e61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Les cieux jouent des instruments à vent, soufflent, enthousiastes dans les gréements, hurlent des flutes géantes, hantent le lac, le port et les quais. Les vents jouent des percussions, bâches de chantier, barrières de sécurité qui s'écrasent contre les carrosseries, carambolages de voiliers à secs, cannettes de fer blanc, volets qui claquent et stores qui se tordent, branches qui cassent.</text:span></text:p>
      <text:p text:style-name="P2"><text:span text:style-name="T3"/></text:p>
      <text:p text:style-name="P2"><text:span text:style-name="T3">Et le froid, en silence, patiemment, mord et raffermit </text:span><text:span text:style-name="T7">m</text:span><text:span text:style-name="T3">a joie de vivre.</text:span></text:p>
      <text:p text:style-name="P2"><text:span text:style-name="T3"/></text:p>
      <text:p text:style-name="P2"><text:span text:style-name="T3">La force des éléments chasse les débris encombrant, on dirait un chaos, mais voici venu l'ordre, cet ordre qui révèle le foutoir de la civilisation.</text:span></text:p>
      <text:p text:style-name="P2"><text:span text:style-name="T3"/></text:p>
      <text:p text:style-name="P2"><text:span text:style-name="T3">Wikileaks diffuse les petits papiers d'avant l'effort de propagande. Et ça révèle aussi, </text:span><text:span text:style-name="T7">ça révèle oui</text:span><text:span text:style-name="T3"> </text:span><text:span text:style-name="T7">c</text:span><text:span text:style-name="T3">e </text:span><text:span text:style-name="T7">même</text:span><text:span text:style-name="T3"> foutoir </text:span><text:span text:style-name="T7">que l'on </text:span><text:span text:style-name="T8">qualifie de </text:span><text:span text:style-name="T3">civilisation, notre accoutumance et notre dépendance au mensonge. La guerre. Les gouvernements. L'autorité pour notre bien, forcément. Les innocents assassinés par dizaines de dizaines de milliers... Nous? Mais non, mais pas nous, non.</text:span></text:p>
      <text:p text:style-name="P2"><text:span text:style-name="T3"/></text:p>
      <text:p text:style-name="P2"><text:span text:style-name="T3">Bien sûr que si.</text:span></text:p>
      <text:p text:style-name="P2"><text:span text:style-name="T3"/></text:p>
      <text:p text:style-name="P3"><text:span text:style-name="T3">The government is the problem</text:span><text:span text:style-name="T4">, dit le gouvernement. Une petite minorité des prolétaires – il y en a encore vous dis-je, plus que l'on en voit à la télé – ajoute: les nantis aussi, </text:span><text:span text:style-name="T5">les nantis d'abord</text:span><text:span text:style-name="T4">. Les nantis et leur bras armé, ce gouvernement, </text:span><text:span text:style-name="T5">sont</text:span><text:span text:style-name="T4"> assurément le problème.</text:span></text:p>
      <text:p text:style-name="P3"><text:span text:style-name="T4"/></text:p>
      <text:p text:style-name="P3"><text:span text:style-name="T4">Vive le vent.</text:span></text:p>
      <text:p text:style-name="P3"><text:span text:style-name="T4"/></text:p>
      <text:p text:style-name="P4"><text:span text:style-name="T5">&lt;hr&gt;</text:span></text:p>
      <text:p text:style-name="P3"><text:span text:style-name="T4"/></text:p>
      <text:p text:style-name="P4"><text:span text:style-name="T5">Vis comme le vent. Engouffre-toi, déplace ces quelques piles, encore plus fort pour encore plus de delbor, mon amour, sois la bienvenue! Vis comme le vent! Apporte ton urgence, tes bises glaciales et tes fœhns qui ensorcèlent. Pose-s'y ton sommeil, tes grasses matinées, tes longues soirées industrieuses, envahis-moi donc cet espace de tes 7 théories littéraires à la minutes, sois la bienvenue chez moi, chez toi!</text:span></text:p>
      <text:p text:style-name="P4"><text:span text:style-name="T5"/></text:p>
      <text:p text:style-name="P4"><text:span text:style-name="T5">Je n'attends que ça, je saurai résister, je saurai affronter, je saurai accueillir.</text:span></text:p>
      <text:p text:style-name="P4"><text:span text:style-name="T5"/></text:p>
      <text:p text:style-name="P4"><text:span text:style-name="T5">Vis comme le vent, ce vent qui transporte les nuages, troue le stratus, donne à voir les cieux et le soleil. Vis comme le vent, amène la terre et les feuilles mortes du dehors, </text:span><text:span text:style-name="T6">et </text:span><text:span text:style-name="T5">tes images, salis le sol de la cuisine et illumines-en les murs! </text:span><text:span text:style-name="T6">Glisses tes silences dans ma musique, tes musiques dans mon silence. Oui. Comme le vent. Sans crainte.</text:span></text:p>
      <text:p text:style-name="P4"><text:span text:style-name="T6"/></text:p>
      <text:p text:style-name="P5"><text:span text:style-name="T6">Je n'attends que ça, je serai moi, humain et limité, comme le roseau de La Fontaine. Vis comme le v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Ubuntu1" svg:font-family="Ubuntu" style:font-adornments="Gras" style:font-pitch="variable"/>
    <style:font-face style:name="Ubuntu" svg:font-family="Ubuntu"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CH"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1"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re_20_1_20_bibliogen" style:display-name="Titre 1 bibliogen" style:family="paragraph" style:parent-style-name="Standard" style:next-style-name="Standard_20_bibliogen" style:class="text" style:master-page-name="">
      <style:paragraph-properties fo:margin-top="0.101cm" fo:margin-bottom="0.199cm" style:page-number="auto"/>
      <style:text-properties fo:font-size="11pt" style:text-underline-style="solid" style:text-underline-width="auto" style:text-underline-color="font-color" fo:font-weight="bold" style:font-size-asian="10.5pt"/>
    </style:style>
    <style:style style:name="Standard_20_bibliogen" style:display-name="Standard bibliogen" style:family="paragraph" style:parent-style-name="Standard" style:class="text">
      <style:text-properties fo:font-size="11pt" style:font-size-asian="11pt" style:font-size-complex="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Ubuntu" style:font-size-asian="10.5pt"/>
    </style:style>
    <style:style style:name="En-tête_20_bibliogen" style:display-name="En-tête bibliogen" style:family="paragraph" style:parent-style-name="Header" style:class="extra">
      <style:text-properties fo:font-size="14pt" fo:font-weight="bold" style:font-size-asian="12.25pt" style:font-weight-asian="bold" style:font-size-complex="14pt" style:font-weight-complex="bold"/>
    </style:style>
    <style:style style:name="Standard_20_gauche" style:display-name="Standard gauche" style:family="paragraph" style:parent-style-name="Standard" style:class="text">
      <style:paragraph-properties fo:text-align="start" style:justify-single-word="false"/>
      <style:text-properties style:font-name="Ubuntu" style:font-size-asian="10.5pt"/>
    </style:style>
    <style:style style:name="Title" style:family="paragraph" style:parent-style-name="Standard" style:next-style-name="Subtitle" style:class="chapter">
      <style:paragraph-properties fo:text-align="center" style:justify-single-word="false"/>
      <style:text-properties fo:font-size="16pt" fo:language="fr" fo:country="CH"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Standard_20_note" style:display-name="Standard note" style:family="paragraph" style:parent-style-name="Standard_20_bibliogen" style:class="text" style:master-page-name="">
      <style:paragraph-properties style:page-number="auto"/>
      <style:text-properties style:font-name="Ubuntu"/>
    </style:style>
    <style:style style:name="Titre_20_1_20_note" style:display-name="Titre 1 note" style:family="paragraph" style:parent-style-name="Titre_20_1_20_bibliogen" style:next-style-name="Standard_20_note" style:class="text" style:master-page-name="">
      <style:paragraph-properties style:page-number="auto"/>
      <style:text-properties style:font-name="Ubuntu1" style:font-size-asian="10.5pt"/>
    </style:style>
    <style:style style:name="Standard_20_12-1.5" style:display-name="Standard 12-1.5" style:family="paragraph" style:parent-style-name="Standard" style:class="text" style:master-page-name="">
      <style:paragraph-properties fo:line-height="150%" style:page-number="auto"/>
      <style:text-properties style:font-name="Ubuntu" fo:font-size="12pt" style:font-size-asian="10.5pt" style:font-size-complex="12pt"/>
    </style:style>
    <style:style style:name="Titre_20_1_20_12-1.5" style:display-name="Titre 1 12-1.5" style:family="paragraph" style:parent-style-name="Standard_20_12-1.5" style:next-style-name="Standard_20_12-1.5" style:class="text">
      <style:text-properties fo:font-size="12pt" style:text-underline-style="solid" style:text-underline-width="auto" style:text-underline-color="font-color" fo:font-weight="bold" style:font-size-asian="12pt" style:font-size-complex="12pt"/>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c435c"/>
    </style:style>
    <style:style style:name="MT1" style:family="text">
      <style:text-properties officeooo:rsid="001c435c"/>
    </style:style>
    <style:style style:name="MT2" style:family="text">
      <style:text-properties officeooo:rsid="001dcfcf"/>
    </style:style>
    <style:style style:name="MT3" style:family="text">
      <style:text-properties officeooo:rsid="00215f15"/>
    </style:style>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logigor 00</text:span><text:span text:style-name="MT2">9 –</text:span><text:span text:style-name="MT3"> vive le vent!</text:span><text:tab/><text:tab/><text:span text:style-name="MT1">lundi 25 octobre 2010</text:span></text:p>
      </style:header>
      <style:footer>
        <text:p text:style-name="Footer"><text:tab/><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25T18:46:21</meta:creation-date>
    <dc:title>prise2notes</dc:title>
    <meta:editing-duration>PT01H33M50S</meta:editing-duration>
    <meta:editing-cycles>6</meta:editing-cycles>
    <meta:generator>OpenOffice.org/3.2$Linux OpenOffice.org_project/320m19$Build-9505</meta:generator>
    <meta:initial-creator>iGor </meta:initial-creator>
    <dc:date>2010-10-25T20:20:07</dc:date>
    <dc:creator>iGor </dc:creator>
    <meta:document-statistic meta:table-count="0" meta:image-count="0" meta:object-count="0" meta:page-count="1" meta:paragraph-count="14" meta:word-count="385" meta:character-count="2297"/>
  </office:meta>
</office:document-meta>
</file>